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cccccc" draw:textarea-horizontal-align="justify" draw:textarea-vertical-align="middle" draw:auto-grow-height="false" fo:min-height="3.333cm" fo:min-width="2.27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374cm" fo:min-width="2.18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64cm" fo:min-width="2.185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0.021cm" fo:min-width="0cm"/>
    </style:style>
    <style:style style:name="gr8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min-height="2.277cm" fo:min-width="1.296cm" fo:padding-top="0.125cm" fo:padding-bottom="0.125cm" fo:padding-left="0.25cm" fo:padding-right="0.25cm"/>
    </style:style>
    <style:style style:name="gr9" style:family="graphic" style:parent-style-name="objectwithoutfill">
      <style:graphic-properties draw:stroke="dash" draw:stroke-dash="Fine_20_Dashed"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3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1cm" fo:min-width="0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rsfs10" fo:font-size="32pt" fo:font-style="italic" fo:font-weight="normal" style:font-size-asian="18pt" style:font-size-complex="18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rsfs10" fo:font-size="32pt" fo:font-style="italic" fo:font-weight="normal" style:font-size-asian="18pt" style:font-size-complex="18pt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style:text-position="sub 58%" style:font-name="rsfs10" fo:font-size="32pt" fo:font-style="italic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5.207cm" svg:x="12.303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937cm" svg:height="5.264cm" svg:x="5.953cm" svg:y="2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937cm" svg:height="4.826cm" svg:x="12.303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1.16cm" svg:y1="1.889cm" svg:x2="11.16cm" svg:y2="9.382cm">
          <text:p/>
        </draw:line>
        <draw:frame draw:style-name="gr5" draw:text-style-name="P3" draw:layer="layout" svg:width="1.27cm" svg:height="1.445cm" svg:x="5.572cm" svg:y="7.232cm">
          <draw:text-box>
            <text:p><text:span text:style-name="T1">E</text:span></text:p>
          </draw:text-box>
        </draw:frame>
        <draw:frame draw:style-name="gr5" draw:text-style-name="P3" draw:layer="layout" svg:width="1.27cm" svg:height="1.445cm" svg:x="15.351cm" svg:y="8.432cm">
          <draw:text-box>
            <text:p><text:span text:style-name="T1">R</text:span></text:p>
          </draw:text-box>
        </draw:frame>
        <draw:custom-shape draw:style-name="gr6" draw:text-style-name="P4" draw:layer="layout" svg:width="0.381cm" svg:height="0.381cm" svg:x="8.268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3.526cm" svg:y="4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81cm" svg:height="0.381cm" svg:x="13.426cm" svg:y="7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3.526cm" svg:y="4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54cm" svg:height="3.573cm" svg:x="6.739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" draw:layer="layout" svg:width="4.12cm" svg:height="2.746cm" draw:transform="rotate (2.5535912285929) translate (12.0220053883311cm 7.12299775485456cm)" svg:viewBox="0 0 4121 2747" svg:d="M0 2747c2747 0 4121-2747 4121-2747">
          <text:p/>
        </draw:path>
        <draw:path draw:style-name="gr9" draw:text-style-name="P2" draw:layer="layout" svg:width="4.12cm" svg:height="2.746cm" draw:transform="rotate (0.58800142499689) translate (8.493cm 8.199cm)" svg:viewBox="0 0 4121 2747" svg:d="M4121 2747c-2747 0-4121-2747-4121-2747">
          <text:p/>
        </draw:path>
        <draw:frame draw:style-name="gr10" draw:text-style-name="P6" draw:layer="layout" svg:width="0.853cm" svg:height="0.962cm" svg:x="7.858cm" svg:y="7.572cm">
          <draw:text-box>
            <text:p>?</text:p>
          </draw:text-box>
        </draw:frame>
        <draw:frame draw:style-name="gr11" draw:text-style-name="P6" draw:layer="layout" svg:width="0.942cm" svg:height="1.171cm" svg:x="13.774cm" svg:y="4.54cm">
          <draw:text-box>
            <text:p>r<text:span text:style-name="T2">2</text:span></text:p>
          </draw:text-box>
        </draw:frame>
        <draw:frame draw:style-name="gr12" draw:text-style-name="P6" draw:layer="layout" svg:width="0.917cm" svg:height="1.171cm" svg:x="13.674cm" svg:y="7.74cm">
          <draw:text-box>
            <text:p>r<text:span text:style-name="T2">3</text:span></text:p>
          </draw:text-box>
        </draw:frame>
        <draw:path draw:style-name="gr4" draw:text-style-name="P2" draw:layer="layout" svg:width="2.398cm" svg:height="0.914cm" draw:transform="skewX (-0.0307177948351002) rotate (-2.43578150408329) translate (13.4748832037635cm 8.12532375911212cm)" svg:viewBox="0 0 2399 915" svg:d="M0 0c1717 1 2399 915 2399 915">
          <text:p/>
        </draw:path>
        <draw:path draw:style-name="gr4" draw:text-style-name="P2" draw:layer="layout" svg:width="2.397cm" svg:height="0.914cm" draw:transform="skewX (0.031066860685499) rotate (-0.705636616581308) translate (11.7502587385077cm 3.36829903746974cm)" svg:viewBox="0 0 2398 915" svg:d="M2398 0c-1717 1-2398 915-2398 915">
          <text:p/>
        </draw:path>
        <draw:frame draw:style-name="gr11" draw:text-style-name="P6" draw:layer="layout" svg:width="1.143cm" svg:height="1.171cm" svg:x="7.296cm" svg:y="4.24cm">
          <draw:text-box>
            <text:p>e<text:span text:style-name="T3">2</text:span></text:p>
          </draw:text-box>
        </draw:frame>
        <draw:frame draw:style-name="gr13" draw:text-style-name="P6" draw:layer="layout" svg:width="2.225cm" svg:height="0.962cm" svg:x="10.051cm" svg:y="9.336cm">
          <draw:text-box>
            <text:p>oracle</text:p>
          </draw:text-box>
        </draw:frame>
        <draw:custom-shape draw:style-name="gr6" draw:text-style-name="P4" draw:layer="layout" svg:width="0.381cm" svg:height="0.381cm" svg:x="8.226cm" svg:y="4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8.226cm" svg:y="4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2.107cm" svg:height="2.571cm" svg:x="15.403cm" svg:y="1.733cm">
          <draw:text-box>
            <text:p><text:span text:style-name="T1">R</text:span><text:span text:style-name="T4">E</text:span></text:p>
          </draw:text-box>
        </draw:frame>
        <draw:frame draw:style-name="gr11" draw:text-style-name="P6" draw:layer="layout" svg:width="1.143cm" svg:height="1.171cm" svg:x="7.297cm" svg:y="6.141cm">
          <draw:text-box>
            <text:p>e<text:span text:style-name="T3">3</text:span></text:p>
          </draw:text-box>
        </draw:frame>
        <draw:custom-shape draw:style-name="gr6" draw:text-style-name="P4" draw:layer="layout" svg:width="0.381cm" svg:height="0.381cm" svg:x="8.268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3.526cm" svg:y="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3.526cm" svg:y="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" draw:layer="layout" svg:width="4.12cm" svg:height="2.746cm" draw:transform="rotate (2.5535912285929) translate (12.0220053883311cm 5.59799775485456cm)" svg:viewBox="0 0 4121 2747" svg:d="M0 2747c2747 0 4121-2747 4121-2747">
          <text:p/>
        </draw:path>
        <draw:frame draw:style-name="gr11" draw:text-style-name="P6" draw:layer="layout" svg:width="0.942cm" svg:height="1.171cm" svg:x="13.774cm" svg:y="3.015cm">
          <draw:text-box>
            <text:p>r<text:span text:style-name="T2">1</text:span></text:p>
          </draw:text-box>
        </draw:frame>
        <draw:path draw:style-name="gr4" draw:text-style-name="P2" draw:layer="layout" svg:width="2.397cm" svg:height="0.914cm" draw:transform="skewX (0.031066860685499) rotate (-0.705636616581308) translate (11.7502587385077cm 1.84329903746974cm)" svg:viewBox="0 0 2398 915" svg:d="M2398 0c-1717 1-2398 915-2398 915">
          <text:p/>
        </draw:path>
        <draw:frame draw:style-name="gr11" draw:text-style-name="P6" draw:layer="layout" svg:width="1.143cm" svg:height="1.171cm" svg:x="7.296cm" svg:y="2.715cm">
          <draw:text-box>
            <text:p>e<text:span text:style-name="T3">1</text:span></text:p>
          </draw:text-box>
        </draw:frame>
        <draw:custom-shape draw:style-name="gr6" draw:text-style-name="P4" draw:layer="layout" svg:width="0.381cm" svg:height="0.381cm" svg:x="8.226cm" svg:y="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8.226cm" svg:y="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8.168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58:20.606045281</meta:creation-date>
    <dc:date>2020-06-29T12:53:36.722437694</dc:date>
    <meta:editing-duration>PT50M9S</meta:editing-duration>
    <meta:editing-cycles>16</meta:editing-cycles>
    <meta:generator>LibreOffice/6.0.7.3$Linux_X86_64 LibreOffice_project/00m0$Build-3</meta:generator>
    <meta:document-statistic meta:object-count="34"/>
  </office:meta>
</office:document-meta>
</file>